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2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90" office:value-type="string" calcext:value-type="string">
            <text:p>ASUS ROG STRIX B650E-F GAMING WIFI </text:p>
          </table:table-cell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00X 4.7Ghz Up To 5.6Ghz Cache 64MB 170W AM5 [Box] </text:p>
          </table:table-cell>
          <table:table-cell table:style-name="ce171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<text:s/>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4999000" calcext:value-type="float">
            <text:p>4,999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5069000" calcext:value-type="float">
            <text:p>15,069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2599000" calcext:value-type="float">
            <text:p>12,599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600G Box</text:p>
          </table:table-cell>
          <table:table-cell table:style-name="ce198" office:value-type="float" office:value="2990000" calcext:value-type="float">
            <text:p>2,99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9:.D76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7704000" calcext:value-type="float">
            <text:p>7,704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200"/>
          <table:table-cell/>
          <table:table-cell table:style-name="ce180"/>
          <table:table-cell table:style-name="ce182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AM4 Ryzen 5 4600G Box</text:p>
          </table:table-cell>
          <table:table-cell table:style-name="ce198" office:value-type="float" office:value="1518000" calcext:value-type="float">
            <text:p>1,518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4131400" calcext:value-type="float">
            <text:p>4,13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SUM([.D4:.D16])-[superbudget.D66]-[superbudget.D68]-[superbudget.D69]-[superbudget.D63]" office:value-type="float" office:value="4131400" calcext:value-type="float">
            <text:p>4,131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31"/>
          <table:table-cell table:style-name="ce172"/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230"/>
          <table:table-cell table:style-name="ce198"/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208"/>
          <table:table-cell table:number-columns-repeated="2"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230"/>
          <table:table-cell table:style-name="ce198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44"/>
          <table:table-cell table:style-name="ce200"/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245"/>
          <table:table-cell table:style-name="ce201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08"/>
          <table:table-cell table:number-columns-repeated="3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293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table:style-name="ce20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4:.D11])-[.D10]" office:value-type="float" office:value="2928000" calcext:value-type="float">
            <text:p>2,928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22T14:15:12.753958779</dc:date>
    <meta:editing-duration>P20DT14H45M47S</meta:editing-duration>
    <meta:editing-cycles>1028</meta:editing-cycles>
    <meta:generator>LibreOffice/24.8.4.2$Linux_X86_64 LibreOffice_project/480$Build-2</meta:generator>
    <meta:document-statistic meta:table-count="18" meta:cell-count="1333" meta:object-count="0"/>
  </office:meta>
</office:document-meta>
</file>